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307" officeooo:paragraph-rsid="0006f307" style:font-weight-asian="bold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weight="bold" officeooo:rsid="0006f307" officeooo:paragraph-rsid="0008e31f" style:font-weight-asian="bold" style:font-weight-complex="bold"/>
    </style:style>
    <style:style style:name="P3" style:family="paragraph" style:parent-style-name="Standard">
      <style:text-properties fo:font-weight="bold" officeooo:rsid="0006f307" officeooo:paragraph-rsid="0008e31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6f307" officeooo:paragraph-rsid="0006f30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e31f" officeooo:paragraph-rsid="0008e31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6f307" officeooo:paragraph-rsid="0006f30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paragraph-rsid="000572d2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572d2" officeooo:paragraph-rsid="000572d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9106" style:font-weight-asian="normal" style:font-weight-complex="normal"/>
    </style:style>
    <style:style style:name="T3" style:family="text">
      <style:text-properties fo:font-weight="normal" officeooo:rsid="000572d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72d2"/>
    </style:style>
    <style:style style:name="T6" style:family="text">
      <style:text-properties officeooo:rsid="0008e3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AS Open Source Update -- <text:span text:style-name="T6">19th August 2023</text:span></text:p>
      <text:p text:style-name="P3"/>
      <text:p text:style-name="P6">Various bug fixes for the FH and DAL modules especially invoicing and autogen but some more may be needed. Updated the FH call block in copylibs as there was a bug in clearing down a field for all Start processing that should not be there despite a lightweight warning in fh-logging file.</text:p>
      <text:p text:style-name="P6"/>
      <text:p text:style-name="P6">Bug fixes in Sales, autogen for SL and PL - more will be needed during yet more testing no doubt.</text:p>
      <text:p text:style-name="P6">Bug fix in Stock but more a added feature.</text:p>
      <text:p text:style-name="P6"/>
      <text:p text:style-name="P6">Updates to the manuals included initial addition of the Purchase Ledger manual and yes taken from from the Sales one but long overdue - I cannot find a later one only the original and it is far too old to use.</text:p>
      <text:p text:style-name="P6"/>
      <text:p text:style-name="P6">Manuals updated included:</text:p>
      <text:p text:style-name="P6">IRS</text:p>
      <text:p text:style-name="P6">Stock</text:p>
      <text:p text:style-name="P6">Sales</text:p>
      <text:p text:style-name="P6">Lots of tidy ups including grammar, typos and errors and omissions etc.</text:p>
      <text:p text:style-name="P6"/>
      <text:p text:style-name="P6">Purchase new </text:p>
      <text:p text:style-name="P6"/>
      <text:p text:style-name="P6">A lot more changes needed as testing progresses.</text:p>
      <text:p text:style-name="P6"/>
      <text:p text:style-name="P6">Accounting for Everyone - IRS - minor changes.</text:p>
      <text:p text:style-name="P6"/>
      <text:p text:style-name="P6"/>
      <text:p text:style-name="P1">ACAS Open Source Update -- 31st March 2023</text:p>
      <text:p text:style-name="P4"/>
      <text:p text:style-name="P7">Small note really - All DAL and the Cobol FH (File Handler)code has been completed and with some testing using MySQL and MariaDB. Documentation - there has been updates to :</text:p>
      <text:p text:style-name="P7">Building The ACAS System</text:p>
      <text:p text:style-name="P7">IRS</text:p>
      <text:p text:style-name="P7">Stock Control</text:p>
      <text:p text:style-name="P7"/>
      <text:p text:style-name="P7">Mostly typo's, grammar, errors against the software or omission etc.</text:p>
      <text:p text:style-name="P7"/>
      <text:p text:style-name="P7">I still have to look at Purchase Ledger but most of that will occur during system testing.</text:p>
      <text:p text:style-name="P5"/>
      <text:p text:style-name="P5"/>
      <text:p text:style-name="P5">ACAS Open Source Update – March 20<text:span text:style-name="T5">22</text:span> – Release v3.02</text:p>
      <text:p text:style-name="P8"/>
      <text:p text:style-name="P8">All reported bugs have been fixed.</text:p>
      <text:p text:style-name="P8">Work on building a template module for a Cobol file handler which is needed for each of the files used, is moving on. Rdb's supported<text:span text:style-name="T5"> is Mysql. For other such as</text:span> DB2*, Postgres, Oracle* and MS SQL Server 20<text:span text:style-name="T5">nn, will totally depend on user request and assistance.</text:span></text:p>
      <text:p text:style-name="P8"/>
      <text:p text:style-name="P8">The rdb DAL (Data Access Layer) table handlers are complete as OO Cobol thanks to Prima.nz however they have <text:span text:style-name="T5">been</text:span> converted to standard <text:span text:style-name="T5">C</text:span>obol so that they work with <text:span text:style-name="T5">G</text:span>C (<text:span text:style-name="T5">Gnu</text:span> Cobol)<text:span text:style-name="T5"> using Mysql Rdb.</text:span></text:p>
      <text:p text:style-name="P8"/>
      <text:p text:style-name="P8">Many of you have expressed a wish that the system also works with other Cobol compilers namely Microfocus VC (Visual Cobol) &amp; NE (Net Express) and Fujitsu NetCobol as well as both suppliers versions for Linux.</text:p>
      <text:p text:style-name="P8"/>
      <text:p text:style-name="P9">Thanks to Micro<text:span text:style-name="T5">F</text:span>ocus who have suppl<text:span text:style-name="T5">i</text:span>ed a NFR version of Net Express v5.1 and Visual Cobol R4<text:span text:style-name="T5"> and later as a Personal Edition but this one has its problems as there is a restriction of 2,200 lines of </text:span><text:soft-page-break/><text:span text:style-name="T5">procedure division allowed and guess what,</text:span>,<text:span text:style-name="T5">most of the programs are larger even removing all comment lines so that is another one out of the running.</text:span></text:p>
      <text:p text:style-name="P9">I <text:s/>have test<text:span text:style-name="T5">ed</text:span> the code through MF NE. It would 'appear' that if the code goes through that, it should also work with VC (yep, I know assuming again!). Still a lot more to do here as well as putting the WIP code (file handlers etc) <text:s/>through.<text:span text:style-name="T5"> WIP = Work in Progress.</text:span></text:p>
      <text:p text:style-name="P8"/>
      <text:p text:style-name="P9">As for Fujitsu Cobol <text:span text:style-name="T5"><text:s/>- Alchemy have now refused, so no testing for this compiler series will occur.</text:span></text:p>
      <text:p text:style-name="P8"/>
      <text:p text:style-name="P8">Now for <text:span text:style-name="T5">G</text:span>C and the MF compiler, on paper they accept compiler inclusion directives that is based around the commands $IF, $ELSE, $END that will allow code substitution based on a tested constant depending on the compiler used<text:span text:style-name="T5">.</text:span> In the event that this system does not work for all<text:span text:style-name="T5">,</text:span> I will build a pre-compiler processor to deal with these commands to change the <text:span text:style-name="T5">C</text:span>obol code going through each compilers prior to compiling ACAS.<text:span text:style-name="T5"> Alchemy products will not be used as they will not supply their compiler without a large payment and for just testing their compiler that, will not happen.</text:span></text:p>
      <text:p text:style-name="P8"/>
      <text:p text:style-name="P8">All this will take some time, so please bear with me during all this work. I know I'm retired but health and spare time is always an issue and you are getting ACAS <text:span text:style-name="T5">now, </text:span>at no cost!</text:p>
      <text:p text:style-name="P8"/>
      <text:p text:style-name="P11"><text:span text:style-name="T1">One point I should mention, if anything else to save on getting requests, as my terms of license for Micro </text:span><text:span text:style-name="T3">F</text:span><text:span text:style-name="T1">ocus specify, you will still </text:span><text:span text:style-name="T4">only</text:span><text:span text:style-name="T1"> get the source code and </text:span><text:span text:style-name="T2">perhaps</text:span><text:span text:style-name="T1"> the project files, e</text:span><text:span text:style-name="T3">.</text:span><text:span text:style-name="T1">g</text:span><text:span text:style-name="T3">.</text:span><text:span text:style-name="T1">, no object or binary code. Sorry you will need to process the code yourselves!</text:span></text:p>
      <text:p text:style-name="P8"/>
      <text:p text:style-name="P10">Generally testing on the system is slow going - I am just one man also the manuals have to be updated or re-written so it all takes up a lot of time assuming there is noting else I have to do <text:s/>that takes priority !</text:p>
      <text:p text:style-name="P8"/>
      <text:p text:style-name="P8">Till <text:span text:style-name="T5">the next time</text:span>, </text:p>
      <text:p text:style-name="P8"/>
      <text:p text:style-name="P8">Vincent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GB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GB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fo:font-size="12pt" fo:language="en" fo:country="GB" style:letter-kerning="true" style:font-name-asian="DejaVu Sans" style:font-family-asian="'DejaVu Sans'" style:font-pitch-asian="variable" style:font-size-asian="12pt" style:language-asian="zh" style:country-asian="CN" style:font-name-complex="Lucida Sans1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Lucida Sans" style:font-family-complex="'Lucida Sans'" style:font-family-generic-complex="swiss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50" style:layout-grid-base-height="0.55cm" style:layout-grid-ruby-height="0cm" style:layout-grid-mode="none" style:layout-grid-ruby-below="false" style:layout-grid-print="false" style:layout-grid-display="false" style:layout-grid-base-width="0.36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B Coen</meta:initial-creator>
    <meta:creation-date>2012-03-29T13:23:59</meta:creation-date>
    <dc:date>2023-08-19T19:05:20.995643398</dc:date>
    <dc:creator>Vincent B Coen</dc:creator>
    <meta:editing-duration>PT47M9S</meta:editing-duration>
    <meta:editing-cycles>4</meta:editing-cycles>
    <meta:generator>LibreOffice/7.4.5.1$Linux_X86_64 LibreOffice_project/40$Build-1</meta:generator>
    <meta:document-statistic meta:table-count="0" meta:image-count="0" meta:object-count="0" meta:page-count="2" meta:paragraph-count="34" meta:word-count="741" meta:character-count="4050" meta:non-whitespace-character-count="3335"/>
  </office:meta>
</office:document-meta>
</file>